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71in"/>
    </style:style>
    <style:style style:name="co2" style:family="table-column">
      <style:table-column-properties fo:break-before="auto" style:column-width="0.4484in"/>
    </style:style>
    <style:style style:name="co3" style:family="table-column">
      <style:table-column-properties fo:break-before="auto" style:column-width="2.398in"/>
    </style:style>
    <style:style style:name="co4" style:family="table-column">
      <style:table-column-properties fo:break-before="auto" style:column-width="3.0898in"/>
    </style:style>
    <style:style style:name="co5" style:family="table-column">
      <style:table-column-properties fo:break-before="auto" style:column-width="0.9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embryo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/>
          <table:table-cell table:style-name="ce1" office:value-type="string" calcext:value-type="string">
            <text:p>btd avg/std</text:p>
          </table:table-cell>
          <table:table-cell table:style-name="ce1" office:value-type="string" calcext:value-type="string">
            <text:p>eve avg/std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hisgap1_E7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style-name="ce5" table:formula="of:=AVERAGE([.G3];[.G7];[.G8];[.G9];[.G12];[.G13];[.G36];[.H36];[.G42];[.H42];[.G43];[.H43];[.G44];[.H44];[.G53];[.H53];[.G54];[.H54])" office:value-type="float" office:value="2.27777777777778" calcext:value-type="float">
            <text:p>2.3</text:p>
          </table:table-cell>
          <table:table-cell table:style-name="ce5" table:formula="of:=AVERAGE([.G14];[.G17];[.G23];[.G24];[.G25];[.G63];[.H63];[.G64];[.H64];[.G71];[.H71];[.G72];[.H72])" office:value-type="float" office:value="1.84615384615385" calcext:value-type="float">
            <text:p>1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hisgap1_E8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/>
          <table:table-cell table:style-name="ce5" table:formula="of:=STDEV([.G3];[.G7];[.G8];[.G9];[.G12];[.G13];[.G36];[.H36];[.G42];[.H42];[.G43];[.H43];[.G44];[.H44];[.G53];[.H53];[.G54];[.H54])" office:value-type="float" office:value="0.894792486988599" calcext:value-type="float">
            <text:p>0.9</text:p>
          </table:table-cell>
          <table:table-cell table:style-name="ce5" table:formula="of:=STDEV([.G14];[.G17];[.G23];[.G24];[.G25];[.G63];[.H63];[.G64];[.H64];[.G71];[.H71];[.G72];[.H72])" office:value-type="float" office:value="0.688737231721195" calcext:value-type="float">
            <text:p>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3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=12</text:p>
          </table:table-cell>
          <table:table-cell office:value-type="string" calcext:value-type="string">
            <text:p>n=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0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2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6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8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4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8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12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7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14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E13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1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4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11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4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5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9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11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16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2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3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12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3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4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5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6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8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9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0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1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3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2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4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5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8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3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2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6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0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2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3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6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7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8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0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2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5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4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2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4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8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0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1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2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7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9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9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2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3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5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6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2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9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4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4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2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3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4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7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8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9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0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1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2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3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4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5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4:35:22.9269325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2.5.2$Linux_X86_64 LibreOffice_project/499f9727c189e6ef3471021d6132d4c694f357e5</meta:generator>
    <dc:date>2022-01-25T15:49:48.320036670</dc:date>
    <dc:creator>Bruno Vellutini</dc:creator>
    <meta:editing-duration>P7DT22H52M25S</meta:editing-duration>
    <meta:editing-cycles>10</meta:editing-cycles>
    <meta:document-statistic meta:table-count="1" meta:cell-count="662" meta:object-count="0"/>
  </office:meta>
</office:document-meta>
</file>